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3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3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3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3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3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3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3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3" office:value-type="string">
            <text:p>09/24/11</text:p>
          </table:table-cell>
          <table:table-cell table:number-columns-repeated="21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3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3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3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3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3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3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3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3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3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3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3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3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3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3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0">
            <text:p>0</text:p>
          </table:table-cell>
          <table:table-cell table:style-name="ce2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3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3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3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3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3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3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3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3" office:value-type="string">
            <text:p>09/15/11</text:p>
          </table:table-cell>
          <table:table-cell table:number-columns-repeated="22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3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3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3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3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3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3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3"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8"/>
          <table:table-cell office:value-type="float" office:value="6.25">
            <text:p>6.25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3" office:value-type="string">
            <text:p>10/15/11</text:p>
          </table:table-cell>
          <table:table-cell table:number-columns-repeated="17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Y53]; 2))" office:value-type="float" office:value="145.8">
            <text:p>145.8</text:p>
          </table:table-cell>
          <table:table-cell table:number-columns-repeated="2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1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3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 table:number-rows-repeated="1048520">
          <table:table-cell table:number-columns-repeated="28"/>
        </table:table-row>
        <table:table-row table:style-name="ro1"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19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1-12-29T19:01:32</dc:date>
    <dc:creator>Jean-Paul Calderone</dc:creator>
    <meta:editing-duration>PT15H37S</meta:editing-duration>
    <meta:editing-cycles>23</meta:editing-cycles>
    <meta:document-statistic meta:table-count="1" meta:cell-count="670" meta:object-count="0"/>
  </office:meta>
</office:document-meta>
</file>